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zmyty uczący system klasyfikujący:</text:p>
      <text:p text:style-name="Standard"/>
      <text:p text:style-name="Standard">Problem klasyfikacji dotyczy przypisania klasy <draw:frame draw:style-name="fr1" draw:name="Obiekt1" text:anchor-type="as-char" svg:width="0.647cm" svg:height="0.529cm" draw:z-index="0"><draw:object xlink:href="./Object 1" xlink:type="simple" xlink:show="embed" xlink:actuate="onLoad"/><draw:image xlink:href="./ObjectReplacements/Object 1" xlink:type="simple" xlink:show="embed" xlink:actuate="onLoad"/></draw:frame>z wcześniej zdefiniowanego zestawu klas C = {<draw:frame draw:style-name="fr1" draw:name="Obiekt2" text:anchor-type="as-char" svg:width="1.939cm" svg:height="0.529cm" draw:z-index="1"><draw:object xlink:href="./Object 2" xlink:type="simple" xlink:show="embed" xlink:actuate="onLoad"/><draw:image xlink:href="./ObjectReplacements/Object 2" xlink:type="simple" xlink:show="embed" xlink:actuate="onLoad"/></draw:frame>} to obiektu opisanego jako jako punkt scharakteryzowany jako punkt w pewnej przyszłej przeszczeni <draw:frame draw:style-name="fr1" draw:name="Obiekt3" text:anchor-type="as-char" svg:width="1.235cm" svg:height="0.527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<text:tab/>Co za tym idzie problem klasyfikacji sprowadza się do znalezienia relacji :</text:p>
      <text:p text:style-name="Standard"><draw:frame draw:style-name="fr1" draw:name="Obiekt4" text:anchor-type="as-char" svg:width="1.98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zoptamiliowanego według danego kryterium <text:span text:style-name="T1">γ(D), które określa moc danej relacji. Zazwyczaj celem jest zaprojektowanie klasyfikatora przypisującego daną klasę z najmniejszym prawdopodobieństwem wystąpienia błędu w przekroju całej przeszczeni. Klasyfikator może być zbiorem reguł rozmytych, siecią neuronową, drzewem decyjnym etc. <text:s/>W tej pracy zajmiemy się przypadkiem gdy role klasyfikatora pełnić będzie zbiór reguł rozmytych. </text:span></text:p>
      <text:p text:style-name="Standard"><text:span text:style-name="T1"/></text:p>
      <text:p text:style-name="P1"><text:span text:style-name="T1"><text:s text:c="3"/>Fuzzy Rule Learning Method by</text:span></text:p>
      <text:p text:style-name="P1"><text:span text:style-name="T1">Inducing Cooperation Among Rules</text:span></text:p>
      <text:p text:style-name="P1"><text:span text:style-name="T1"/></text:p>
      <text:p text:style-name="Standard"><text:span text:style-name="T1">twierdzą że jedną z lepszych i szybszych metod jest „ad hoc data-driven methods” - <text:s/>dlatego trzeba sprawdzić co to jest dokładnie</text:span></text:p>
      <text:p text:style-name="Standard"><text:span text:style-name="T1"/></text:p>
      <text:p text:style-name="Standard"><text:span text:style-name="T1">wang and mendel methotd - </text:span></text:p>
      <text:p text:style-name="Standard"><text:span text:style-name="T1"/></text:p>
      <text:p text:style-name="Standard"><text:span text:style-name="T1">Rodzina systemów wnoaskujacych rozmyto FRBS – Fuzzy rule based system.</text:span></text:p>
      <text:p text:style-name="Standard"><text:span text:style-name="T1">Klasyczny FRBS składa się z dwóch podstawowych elementów: </text:span></text:p>
      <text:list xml:id="list122892591" text:style-name="L1">
        <text:list-item>
          <text:p text:style-name="P2"><text:span text:style-name="T1">Bank wiedzy (KB – Knowlege Base) – skałada się zasadniczo z bazy dany (DB – Data Base) oraz bazy regół (RB – Rule Base). - przechowujący aktualna wiedzę na temat <text:s/>problemu w formie lingwistycznych reguł „IF – THEN”. </text:span></text:p>
        </text:list-item>
        <text:list-item>
          <text:p text:style-name="P2"><text:span text:style-name="T1">System Wnioskowania (Inference System) – system ten ma za zadanie wcielenie w życie procesu wnioskowania na podstawie wiedzy zawartej w KB</text:span></text:p>
        </text:list-item>
      </text:list>
      <text:p text:style-name="Standard"><text:span text:style-name="T1"/></text:p>
      <text:p text:style-name="P1"><text:span text:style-name="T1">Wang and Mendel’s Method</text:span></text:p>
      <text:p text:style-name="P3"><text:span text:style-name="T1"><text:s/><text:tab/>jest to powszechnie znana metoda z powodu małego skompilkowania i dobrej efektywności tego algorytmu. Należy on do grupy algorytmów ad hoc data- data driven. Został zaprojektowany przez Wanga i Mendela oraz opisany poraz pierwszy w [1]. Bazuje ona na na zbiorze daych wyjście- wejście:</text:span></text:p>
      <text:p text:style-name="P3"><text:span text:style-name="T1"><draw:frame draw:style-name="fr2" draw:name="Obiekt5" text:anchor-type="as-char" svg:width="6.98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s/></text:span></text:p>
      <text:p text:style-name="P3"><text:span text:style-name="T1">[1] L.X. Wang, J.M. Mendel, Generating fuzzy <text:s text:c="3"/>rules by learning from examples, IEEE ransactions on Systems, Man, and Cybernetics 22:6 (1992) 1414-1427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2:09:27.57</meta:creation-date>
    <dc:date>2009-12-28T21:30:14</dc:date>
    <meta:editing-duration>PT05H17M40S</meta:editing-duration>
    <meta:editing-cycles>2</meta:editing-cycles>
    <meta:generator>OpenOffice.org/3.1$Linux OpenOffice.org_project/310m19$Build-9420</meta:generator>
    <meta:document-statistic meta:table-count="0" meta:image-count="0" meta:object-count="5" meta:page-count="1" meta:paragraph-count="18" meta:word-count="282" meta:character-count="190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j</math:mi>
    </math:msub>
    <math:annotation math:encoding="StarMath 5.0">C_j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1</math:mn>
      </math:msub>
      <math:mi>,</math:mi>
      <math:mn>...</math:mn>
      <math:mi>,</math:mi>
      <math:msub>
        <math:mi>C</math:mi>
        <math:mi>M</math:mi>
      </math:msub>
    </math:mrow>
    <math:annotation math:encoding="StarMath 5.0">C_1 ,...,C_M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sup>
        <math:mi>S</math:mi>
        <math:mi>N</math:mi>
      </math:msup>
    </math:mrow>
    <math:annotation math:encoding="StarMath 5.0">x in S^N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D</math:mi>
      <math:mi math:fontstyle="normal">:</math:mi>
      <math:msup>
        <math:mi>S</math:mi>
        <math:mi>N</math:mi>
      </math:msup>
      <math:mo math:stretchy="false">→</math:mo>
      <math:mi>C</math:mi>
    </math:mrow>
    <math:annotation math:encoding="StarMath 5.0">D:S^N rightarrow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o math:stretchy="false">{</math:mo>
          <math:mrow>
            <math:msub>
              <math:mi>e</math:mi>
              <math:mn>1,</math:mn>
            </math:msub>
            <math:mn>..</math:mn>
            <math:mi>,</math:mi>
            <math:msub>
              <math:mi>e</math:mi>
              <math:mi>p</math:mi>
            </math:msub>
          </math:mrow>
          <math:mo math:stretchy="false">}</math:mo>
        </math:mrow>
      </math:mrow>
      <math:mi>,</math:mi>
      <math:mi math:fontstyle="italic">gdzie</math:mi>
      <math:mi math:fontstyle="normal">:</math:mi>
      <math:mrow>
        <math:msub>
          <math:mi>e</math:mi>
          <math:mi>l</math:mi>
        </math:msub>
        <math:mo math:stretchy="false">=</math:mo>
        <math:mrow>
          <math:mo math:stretchy="false">(</math:mo>
          <math:mrow>
            <math:msup>
              <math:msub>
                <math:mi>x</math:mi>
                <math:mn>1</math:mn>
              </math:msub>
              <math:mi>l</math:mi>
            </math:msup>
            <math:mi>,</math:mi>
            <math:mn>...</math:mn>
            <math:mi>,</math:mi>
            <math:msup>
              <math:msub>
                <math:mi>x</math:mi>
                <math:mi>n</math:mi>
              </math:msub>
              <math:mi>l</math:mi>
            </math:msup>
            <math:mi>,</math:mi>
            <math:msup>
              <math:mi>y</math:mi>
              <math:mi>l</math:mi>
            </math:msup>
          </math:mrow>
          <math:mo math:stretchy="false">)</math:mo>
        </math:mrow>
      </math:mrow>
    </math:mrow>
    <math:annotation math:encoding="StarMath 5.0">E =lbrace e_1,..,e_p rbrace,gdzie:
e_l =({x_1}^l,...,{x_n}^l, y^l ) </math:annotation>
  </math:semantics>
</math:math>
</file>